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921cm" fo:min-width="7.069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921cm" fo:min-width="7.068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338cm" fo:min-width="4.58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86cm" fo:min-width="4.52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86cm" fo:min-width="5.7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11" style:family="graphic" style:parent-style-name="standard">
      <style:graphic-properties draw:stroke="solid" draw:stroke-dash="Long_20_Dash" svg:stroke-width="0.081cm" svg:stroke-color="#2a6099" draw:marker-start-width="0.321cm" draw:marker-end-width="0.321cm" svg:stroke-linecap="butt" draw:fill="none" loext:fill-use-slide-background="false" draw:textarea-horizontal-align="justify" draw:textarea-vertical-align="middle" draw:auto-grow-height="false" fo:min-height="13.72cm" fo:min-width="8.39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solid" draw:stroke-dash="Long_20_Dash" svg:stroke-width="0.081cm" svg:stroke-color="#00a933" draw:marker-start-width="0.321cm" draw:marker-end-width="0.321cm" svg:stroke-linecap="butt" draw:fill="none" loext:fill-use-slide-background="false" draw:textarea-horizontal-align="justify" draw:textarea-vertical-align="middle" draw:auto-grow-height="false" fo:min-height="13.64cm" fo:min-width="8.31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stroke="solid" draw:stroke-dash="Long_20_Dash" svg:stroke-width="0.081cm" svg:stroke-color="#ff0000" draw:marker-start-width="0.321cm" draw:marker-end-width="0.321cm" svg:stroke-linecap="butt" draw:fill="none" loext:fill-use-slide-background="false" draw:textarea-horizontal-align="justify" draw:textarea-vertical-align="middle" draw:auto-grow-height="false" fo:min-height="13.64cm" fo:min-width="8.31cm" fo:padding-top="0.165cm" fo:padding-bottom="0.165cm" fo:padding-left="0.29cm" fo:padding-right="0.29cm" loext:decorative="false"/>
    </style:style>
    <style:style style:name="gr14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svg:stroke-color="#000000" draw:marker-start-width="0.279cm" draw:marker-end="Arrowheads_20_16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draw:stroke="dash" draw:stroke-dash="Double_20_Dash" svg:stroke-width="0.053cm" svg:stroke-color="#000000" draw:marker-start-width="0.279cm" draw:marker-end="Arrowheads_20_21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draw:stroke="dash" draw:stroke-dash="Double_20_Dash" svg:stroke-width="0.053cm" svg:stroke-color="#000000" draw:marker-start-width="0.279cm" draw:marker-end="Arrowheads_20_23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000000" draw:marker-start-width="0.279cm" draw:marker-end="Arrowheads_20_24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2a6099" loext:opacity="100%"/>
    </style:style>
    <style:style style:name="P4" style:family="paragraph">
      <loext:graphic-properties draw:fill="none" draw:fill-color="#ffffff"/>
      <style:text-properties fo:color="#00a933" loext:opacity="100%"/>
    </style:style>
    <style:style style:name="P5" style:family="paragraph">
      <loext:graphic-properties draw:fill="none" draw:fill-color="#ffffff"/>
      <style:text-properties fo:color="#ff0000" loext:opacity="100%"/>
    </style:style>
    <style:style style:name="T1" style:family="text">
      <style:text-properties fo:color="#2a6099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1cm" svg:height="2.223cm" svg:x="2.269cm" svg:y="15.6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1cm" svg:height="2.223cm" svg:x="11.159cm" svg:y="15.6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2.223cm" svg:x="20.05cm" svg:y="15.6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588cm" svg:x="2.27cm" svg:y="13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2.27cm" svg:y="8.6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588cm" svg:x="3.54cm" svg:y="6.3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588cm" svg:x="12.43cm" svg:y="6.3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588cm" svg:x="21.32cm" svg:y="6.3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1cm" svg:height="2.223cm" svg:x="6.079cm" svg:y="1.3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1cm" svg:height="2.223cm" svg:x="17.51cm" svg:y="1.31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763cm" svg:height="0.962cm" svg:x="3.687cm" svg:y="16.375cm">
          <draw:text-box>
            <text:p>Ardupilot SITL</text:p>
          </draw:text-box>
        </draw:frame>
        <draw:frame draw:style-name="gr6" draw:text-style-name="P2" draw:layer="layout" svg:width="3.493cm" svg:height="0.962cm" svg:x="3.222cm" svg:y="13.382cm">
          <draw:text-box>
            <text:p>MAVProxy</text:p>
          </draw:text-box>
        </draw:frame>
        <draw:frame draw:style-name="gr7" draw:text-style-name="P2" draw:layer="layout" svg:width="3.228cm" svg:height="1.673cm" svg:x="3.287cm" svg:y="11.15cm">
          <draw:text-box>
            <text:p>MAVROS</text:p>
          </draw:text-box>
        </draw:frame>
        <draw:frame draw:style-name="gr8" draw:text-style-name="P2" draw:layer="layout" svg:width="5.715cm" svg:height="0.97cm" svg:x="3.94cm" svg:y="6.662cm">
          <draw:text-box>
            <text:p>/robot_description</text:p>
          </draw:text-box>
        </draw:frame>
        <draw:frame draw:style-name="gr9" draw:text-style-name="P2" draw:layer="layout" svg:width="5.715cm" svg:height="1.038cm" svg:x="12.83cm" svg:y="6.694cm">
          <draw:text-box>
            <text:p>/robot_description</text:p>
          </draw:text-box>
        </draw:frame>
        <draw:frame draw:style-name="gr6" draw:text-style-name="P2" draw:layer="layout" svg:width="5.715cm" svg:height="0.962cm" svg:x="21.72cm" svg:y="6.694cm">
          <draw:text-box>
            <text:p>/robot_description</text:p>
          </draw:text-box>
        </draw:frame>
        <draw:frame draw:style-name="gr10" draw:text-style-name="P2" draw:layer="layout" svg:width="1.905cm" svg:height="1.587cm" svg:x="8.937cm" svg:y="1.852cm">
          <draw:text-box>
            <text:p>GUI</text:p>
          </draw:text-box>
        </draw:frame>
        <draw:frame draw:style-name="gr10" draw:text-style-name="P2" draw:layer="layout" svg:width="3.275cm" svg:height="1.587cm" svg:x="19.95cm" svg:y="1.835cm">
          <draw:text-box>
            <text:p>Gazebo</text:p>
          </draw:text-box>
        </draw:frame>
        <draw:custom-shape draw:style-name="gr11" draw:text-style-name="P1" draw:layer="layout" svg:width="8.89cm" svg:height="13.97cm" svg:x="1.635cm" svg:y="5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89cm" svg:height="13.97cm" svg:x="10.742cm" svg:y="5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89cm" svg:height="13.97cm" svg:x="19.81cm" svg:y="5.12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.398cm" svg:height="0.962cm" svg:x="1.752cm" svg:y="18.127cm">
          <draw:text-box>
            <text:p><text:span text:style-name="T1">Iris1</text:span></text:p>
          </draw:text-box>
        </draw:frame>
        <draw:frame draw:style-name="gr6" draw:text-style-name="P4" draw:layer="layout" svg:width="5.398cm" svg:height="0.962cm" svg:x="10.842cm" svg:y="18.145cm">
          <draw:text-box>
            <text:p><text:span text:style-name="T2">Iris 2</text:span></text:p>
          </draw:text-box>
        </draw:frame>
        <draw:frame draw:style-name="gr6" draw:text-style-name="P5" draw:layer="layout" svg:width="5.398cm" svg:height="0.962cm" svg:x="19.732cm" svg:y="18.145cm">
          <draw:text-box>
            <text:p><text:span text:style-name="T3">Iris 3</text:span></text:p>
          </draw:text-box>
        </draw:frame>
        <draw:line draw:style-name="gr14" draw:text-style-name="P1" draw:layer="layout" svg:x1="4.81cm" svg:y1="14.652cm" svg:x2="4.81cm" svg:y2="15.605cm">
          <text:p/>
        </draw:line>
        <draw:line draw:style-name="gr15" draw:text-style-name="P1" draw:layer="layout" svg:x1="17.51cm" svg:y1="15.605cm" svg:x2="17.51cm" svg:y2="7.985cm">
          <text:p/>
        </draw:line>
        <draw:line draw:style-name="gr15" draw:text-style-name="P1" draw:layer="layout" svg:x1="26.4cm" svg:y1="15.605cm" svg:x2="26.4cm" svg:y2="7.985cm">
          <text:p/>
        </draw:line>
        <draw:line draw:style-name="gr15" draw:text-style-name="P1" draw:layer="layout" svg:x1="8.62cm" svg:y1="15.605cm" svg:x2="8.62cm" svg:y2="7.985cm">
          <text:p/>
        </draw:line>
        <draw:line draw:style-name="gr16" draw:text-style-name="P1" draw:layer="layout" svg:x1="11.795cm" svg:y1="3.54cm" svg:x2="11.795cm" svg:y2="8.62cm">
          <text:p/>
        </draw:line>
        <draw:line draw:style-name="gr17" draw:text-style-name="P1" draw:layer="layout" svg:x1="2.905cm" svg:y1="4.492cm" svg:x2="20.685cm" svg:y2="4.492cm">
          <text:p/>
        </draw:line>
        <draw:line draw:style-name="gr18" draw:text-style-name="P1" draw:layer="layout" svg:x1="2.905cm" svg:y1="4.492cm" svg:x2="2.905cm" svg:y2="8.62cm">
          <text:p/>
        </draw:line>
        <draw:line draw:style-name="gr18" draw:text-style-name="P1" draw:layer="layout" svg:x1="20.685cm" svg:y1="4.492cm" svg:x2="20.685cm" svg:y2="8.62cm">
          <text:p/>
        </draw:line>
        <draw:frame draw:style-name="gr6" draw:text-style-name="P2" draw:layer="layout" svg:width="4.763cm" svg:height="0.962cm" svg:x="12.564cm" svg:y="16.348cm">
          <draw:text-box>
            <text:p>Ardupilot SITL</text:p>
          </draw:text-box>
        </draw:frame>
        <draw:frame draw:style-name="gr6" draw:text-style-name="P2" draw:layer="layout" svg:width="4.763cm" svg:height="0.962cm" svg:x="21.52cm" svg:y="16.34cm">
          <draw:text-box>
            <text:p>Ardupilot SITL</text:p>
          </draw:text-box>
        </draw:frame>
        <draw:line draw:style-name="gr19" draw:text-style-name="P1" draw:layer="layout" svg:x1="6.08cm" svg:y1="6.397cm" svg:x2="6.08cm" svg:y2="5.762cm">
          <text:p/>
        </draw:line>
        <draw:line draw:style-name="gr19" draw:text-style-name="P1" draw:layer="layout" svg:x1="14.97cm" svg:y1="6.397cm" svg:x2="14.97cm" svg:y2="5.762cm">
          <text:p/>
        </draw:line>
        <draw:line draw:style-name="gr19" draw:text-style-name="P1" draw:layer="layout" svg:x1="23.86cm" svg:y1="6.397cm" svg:x2="23.86cm" svg:y2="5.762cm">
          <text:p/>
        </draw:line>
        <draw:line draw:style-name="gr19" draw:text-style-name="P1" draw:layer="layout" svg:x1="6.08cm" svg:y1="5.762cm" svg:x2="23.86cm" svg:y2="5.762cm">
          <text:p/>
        </draw:line>
        <draw:line draw:style-name="gr20" draw:text-style-name="P1" draw:layer="layout" svg:x1="22.272cm" svg:y1="5.762cm" svg:x2="22.272cm" svg:y2="3.54cm">
          <text:p/>
        </draw:line>
        <draw:custom-shape draw:style-name="gr4" draw:text-style-name="P1" draw:layer="layout" svg:width="5.08cm" svg:height="1.588cm" svg:x="2.27cm" svg:y="10.84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398cm" svg:height="0.962cm" svg:x="2.152cm" svg:y="8.952cm">
          <draw:text-box>
            <text:p><text:s/>Command node</text:p>
          </draw:text-box>
        </draw:frame>
        <draw:line draw:style-name="gr14" draw:text-style-name="P1" draw:layer="layout" svg:x1="4.81cm" svg:y1="12.429cm" svg:x2="4.81cm" svg:y2="13.065cm">
          <text:p/>
        </draw:line>
        <draw:line draw:style-name="gr14" draw:text-style-name="P1" draw:layer="layout" svg:x1="4.81cm" svg:y1="10.207cm" svg:x2="4.81cm" svg:y2="10.843cm">
          <text:p/>
        </draw:line>
        <draw:custom-shape draw:style-name="gr4" draw:text-style-name="P1" draw:layer="layout" svg:width="5.08cm" svg:height="1.588cm" svg:x="11.178cm" svg:y="13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11.178cm" svg:y="8.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493cm" svg:height="0.962cm" svg:x="12.13cm" svg:y="13.4cm">
          <draw:text-box>
            <text:p>MAVProxy</text:p>
          </draw:text-box>
        </draw:frame>
        <draw:frame draw:style-name="gr7" draw:text-style-name="P2" draw:layer="layout" svg:width="3.21cm" svg:height="1.673cm" svg:x="12.195cm" svg:y="11.168cm">
          <draw:text-box>
            <text:p>MAVROS</text:p>
          </draw:text-box>
        </draw:frame>
        <draw:custom-shape draw:style-name="gr4" draw:text-style-name="P1" draw:layer="layout" svg:width="5.08cm" svg:height="1.588cm" svg:x="11.178cm" svg:y="10.8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398cm" svg:height="0.962cm" svg:x="11.16cm" svg:y="8.97cm">
          <draw:text-box>
            <text:p><text:s/>Command node</text:p>
          </draw:text-box>
        </draw:frame>
        <draw:line draw:style-name="gr14" draw:text-style-name="P1" draw:layer="layout" svg:x1="13.718cm" svg:y1="12.447cm" svg:x2="13.718cm" svg:y2="13.083cm">
          <text:p/>
        </draw:line>
        <draw:line draw:style-name="gr14" draw:text-style-name="P1" draw:layer="layout" svg:x1="13.718cm" svg:y1="10.225cm" svg:x2="13.718cm" svg:y2="10.861cm">
          <text:p/>
        </draw:line>
        <draw:line draw:style-name="gr14" draw:text-style-name="P1" draw:layer="layout" svg:x1="13.7cm" svg:y1="14.652cm" svg:x2="13.7cm" svg:y2="15.605cm">
          <text:p/>
        </draw:line>
        <draw:custom-shape draw:style-name="gr4" draw:text-style-name="P1" draw:layer="layout" svg:width="5.08cm" svg:height="1.588cm" svg:x="20.05cm" svg:y="13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20.05cm" svg:y="8.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493cm" svg:height="0.962cm" svg:x="21.002cm" svg:y="13.4cm">
          <draw:text-box>
            <text:p>MAVProxy</text:p>
          </draw:text-box>
        </draw:frame>
        <draw:frame draw:style-name="gr7" draw:text-style-name="P2" draw:layer="layout" svg:width="3.228cm" svg:height="1.673cm" svg:x="21.067cm" svg:y="11.168cm">
          <draw:text-box>
            <text:p>MAVROS</text:p>
          </draw:text-box>
        </draw:frame>
        <draw:custom-shape draw:style-name="gr4" draw:text-style-name="P1" draw:layer="layout" svg:width="5.08cm" svg:height="1.588cm" svg:x="20.05cm" svg:y="10.8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2.59cm" svg:y1="12.447cm" svg:x2="22.59cm" svg:y2="13.083cm">
          <text:p/>
        </draw:line>
        <draw:line draw:style-name="gr14" draw:text-style-name="P1" draw:layer="layout" svg:x1="22.59cm" svg:y1="10.225cm" svg:x2="22.59cm" svg:y2="10.861cm">
          <text:p/>
        </draw:line>
        <draw:line draw:style-name="gr14" draw:text-style-name="P1" draw:layer="layout" svg:x1="22.59cm" svg:y1="14.652cm" svg:x2="22.59cm" svg:y2="15.605cm">
          <text:p/>
        </draw:line>
        <draw:frame draw:style-name="gr6" draw:text-style-name="P2" draw:layer="layout" svg:width="5.398cm" svg:height="0.962cm" svg:x="19.932cm" svg:y="8.928cm">
          <draw:text-box>
            <text:p><text:s/>Command nod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37:13.165842051</meta:creation-date>
    <meta:editing-duration>PT12M51S</meta:editing-duration>
    <meta:editing-cycles>4</meta:editing-cycles>
    <meta:generator>LibreOffice/24.2.7.2$Linux_X86_64 LibreOffice_project/420$Build-2</meta:generator>
    <dc:date>2025-03-28T13:22:01.666535711</dc:date>
    <meta:document-statistic meta:object-count="61"/>
  </office:meta>
</office:document-meta>
</file>